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04mm"/>
    </style:style>
    <style:style style:name="co3" style:family="table-column">
      <style:table-column-properties fo:break-before="auto" style:column-width="45.38mm"/>
    </style:style>
    <style:style style:name="co4" style:family="table-column">
      <style:table-column-properties fo:break-before="auto" style:column-width="56.96mm"/>
    </style:style>
    <style:style style:name="co5" style:family="table-column">
      <style:table-column-properties fo:break-before="auto" style:column-width="193.11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52.42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63.31mm"/>
    </style:style>
    <style:style style:name="co10" style:family="table-column">
      <style:table-column-properties fo:break-before="auto" style:column-width="57.86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173.83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62.64mm"/>
    </style:style>
    <style:style style:name="co15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5Z4VACTU/399-8011-1-ND/34717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8, C15, C23, C24, C25, C26, C27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/>
          <table:table-cell office:value-type="string" calcext:value-type="string">
            <text:p>https://futurlec.com/Potentiometers/POT10Kpr.shtml</text:p>
          </table:table-cell>
          <table:table-cell table:number-columns-repeated="3"/>
          <table:table-cell office:value-type="string" calcext:value-type="string">
            <text:p>https://futurlec.com/Switches/KNOB18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/>
          <table:table-cell office:value-type="string" calcext:value-type="string">
            <text:p>https://futurlec.com/Switches/PRBLKpr.shtm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/>
          <table:table-cell office:value-type="string" calcext:value-type="string">
            <text:p>https://www.futurlec.com/Components_Others/NTC10Kpr.shtm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  <table:table-cell table:number-columns-repeated="4"/>
        </table:table-row>
      </table:table>
      <table:table table:name="footswitch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, C2, C5, C8, C9, C10, C11, C12, C13, C16, C17, C18, C19, C20, C21, C22, C23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2.2µF/25V/UL low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ass_amplifier:LED_4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, R2, R3, R4, R5, R6, R7, R8, R9, R10, R11, R12, R13, R14, R15, R16, R17, R18, R19, R20, R21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bass_amplifier:SW_SPST_X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</table:table-row>
      </table:table>
      <table:table table:name="psu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0µF/3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tdk-electronics-inc/B41231A7109M000/495-6149-ND/3493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 C4, C5, C6, C10, C16, C25</text:p>
          </table:table-cell>
          <table:table-cell office:value-type="string" calcext:value-type="string">
            <text:p>1µF/3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7YA105MA12D/490-10495-1-ND/5026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7, C8, C14, C20, C22, C23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5</text:p>
          </table:table-cell>
          <table:table-cell office:value-type="string" calcext:value-type="string">
            <text:p>33µF/35V/2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1V330AP/PCE4551CT-ND/17010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7</text:p>
          </table:table-cell>
          <table:table-cell office:value-type="string" calcext:value-type="string">
            <text:p>0.33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01/732-7676-1-ND/5454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, C19</text:p>
          </table:table-cell>
          <table:table-cell office:value-type="string" calcext:value-type="string">
            <text:p>330µF/6.3V/1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J331XAP/PCE4517CT-ND/1701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4, C27</text:p>
          </table:table-cell>
          <table:table-cell office:value-type="string" calcext:value-type="string">
            <text:p>470µF/16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470U16Epr.s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47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60J476ME44D/490-13249-1-ND/5877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81</text:p>
          </table:table-cell>
          <table:table-cell office:value-type="string" calcext:value-type="string">
            <text:p>Diode_Bridge:ABS2</text:p>
          </table:table-cell>
          <table:table-cell/>
          <table:table-cell office:value-type="string" calcext:value-type="string">
            <text:p>https://www.futurlec.com/Diodes/BR81pr.s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SS34/40V/4A</text:p>
          </table:table-cell>
          <table:table-cell office:value-type="string" calcext:value-type="string">
            <text:p>Device:D_Schottky</text:p>
          </table:table-cell>
          <table:table-cell/>
          <table:table-cell office:value-type="string" calcext:value-type="string">
            <text:p>https://www.digikey.ca/product-detail/en/on-semiconductor/SS34/SS34FSCT-ND/2094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1A5pr.s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0A5pr.s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:Conn_01x03_Fema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edals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68µH/Sumida CDRH104R-680MC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https://www.digikey.ca/product-detail/en/sumida-america-components-inc/CDRH104RNP-680NC/308-2170-1-ND/3946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DGS</text:p>
          </table:table-cell>
          <table:table-cell office:value-type="string" calcext:value-type="string">
            <text:p>Device:Q_NMOS_DG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5, R8, 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3.0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7815</text:p>
          </table:table-cell>
          <table:table-cell office:value-type="string" calcext:value-type="string">
            <text:p>bass_amplifier:MC7815</text:p>
          </table:table-cell>
          <table:table-cell/>
          <table:table-cell office:value-type="string" calcext:value-type="string">
            <text:p>https://www.digikey.ca/product-detail/en/on-semiconductor/MC7815CDTG/MC7815CDTGOS-ND/14812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7915</text:p>
          </table:table-cell>
          <table:table-cell office:value-type="string" calcext:value-type="string">
            <text:p>bass_amplifier:MC7915</text:p>
          </table:table-cell>
          <table:table-cell/>
          <table:table-cell office:value-type="string" calcext:value-type="string">
            <text:p>https://www.digikey.ca/product-detail/en/on-semiconductor/MC7915CD2TR4G/MC7915CD2TR4GOSCT-ND/34623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MIC4684</text:p>
          </table:table-cell>
          <table:table-cell office:value-type="string" calcext:value-type="string">
            <text:p>bass_amplifier:MIC4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4684YM-TR/576-1553-1-ND/11218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7809</text:p>
          </table:table-cell>
          <table:table-cell office:value-type="string" calcext:value-type="string">
            <text:p>bass_amplifier:MC7809</text:p>
          </table:table-cell>
          <table:table-cell/>
          <table:table-cell office:value-type="string" calcext:value-type="string">
            <text:p>https://www.digikey.ca/product-detail/en/on-semiconductor/MC7809CD2TR4G/MC7809CD2TR4GOSCT-ND/34873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IC37152</text:p>
          </table:table-cell>
          <table:table-cell office:value-type="string" calcext:value-type="string">
            <text:p>bass_amplifier:MIC37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37152YM-TR/MIC37152YM-CT-ND/9923709</text:p>
          </table:table-cell>
        </table:table-row>
      </table:table>
      <table:table table:name="processing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5, C6, C7, C8, C9, C10, C11, C12, C13, C14, C15, C16, C17, C18, C30, C34, C35, C37, C55, C56, C57, C58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C101JCANNNC/1276-1261-1-ND/38893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4</text:p>
          </table:table-cell>
          <table:table-cell office:value-type="string" calcext:value-type="string">
            <text:p>22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1KCANNNC/1276-2476-1-ND/3890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21, C26, C28, C29, C33, C36, C41, C42, C46</text:p>
          </table:table-cell>
          <table:table-cell office:value-type="string" calcext:value-type="string">
            <text:p>10µ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31A106MBHNNNE/1276-6736-1-ND/5961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0.1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4KCFSFNE/1276-2923-1-ND/3891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0.22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4KCFSFNE/1276-2949-1-ND/3891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2KCANNNC/1276-1169-1-ND/3889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 C31, C32</text:p>
          </table:table-cell>
          <table:table-cell office:value-type="string" calcext:value-type="string">
            <text:p>4.7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472KCANNNC/1276-2524-1-ND/38906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0.047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26/732-12090-1-ND/9346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, C40</text:p>
          </table:table-cell>
          <table:table-cell office:value-type="string" calcext:value-type="string">
            <text:p>3.3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107017/732-7627-1-ND/5454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360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65C1H362JA01D/490-3318-1-ND/702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4, C45</text:p>
          </table:table-cell>
          <table:table-cell office:value-type="string" calcext:value-type="string">
            <text:p>22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221M5RACTU/399-8039-1-ND/3471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7, C48, C53, C54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603KRX7R8BB104/311-1341-1-ND/2103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47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BJ476MG-T/587-5465-1-ND/70671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10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BR71A106KA73L/490-10516-1-ND/50264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1, C52</text:p>
          </table:table-cell>
          <table:table-cell office:value-type="string" calcext:value-type="string">
            <text:p>1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805KKX5R5BB105/311-3417-1-ND/7164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12pr.shtm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, D10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6V2pr.shtm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ower_amp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udioJack2_X4</text:p>
          </table:table-cell>
          <table:table-cell office:value-type="string" calcext:value-type="string">
            <text:p>bass_amplifier:AudioJack2_X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AudioJack2_XLR_SW</text:p>
          </table:table-cell>
          <table:table-cell office:value-type="string" calcext:value-type="string">
            <text:p>bass_amplifier:AudioJack2_XLR_SW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MUN2111LT1</text:p>
          </table:table-cell>
          <table:table-cell office:value-type="string" calcext:value-type="string">
            <text:p>Device:Q_PNP_ECB_BRT</text:p>
          </table:table-cell>
          <table:table-cell/>
          <table:table-cell office:value-type="string" calcext:value-type="string">
            <text:p>https://www.digikey.ca/product-detail/en/on-semiconductor/MMUN2111LT1G/MMUN2111LT1GOSCT-ND/11399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Device:Q_NPN_BCE</text:p>
          </table:table-cell>
          <table:table-cell/>
          <table:table-cell office:value-type="string" calcext:value-type="string">
            <text:p>https://www.digikey.ca/product-detail/en/diodes-incorporated/MMBT2222A-7-F/MMBT2222A-FDICT-ND/8157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4, R5, R8, R16, R18, R21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6, R11, R19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, R12, R15, R30, R31, R38, R39, R42, R43, R48, R49, R53, R56, R57, R63, 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56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3.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3, R24, R27, R28, R35, R46, R47, R50</text:p>
          </table:table-cell>
          <table:table-cell office:value-type="string" calcext:value-type="string">
            <text:p>5.1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5, R29, R44, R45, R5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, R34</text:p>
          </table:table-cell>
          <table:table-cell office:value-type="string" calcext:value-type="string">
            <text:p>10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2, R33, R40, 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6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54, R55, R59, R60, R66, R68, R6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8, R6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3.09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15.4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1, R72</text:p>
          </table:table-cell>
          <table:table-cell office:value-type="string" calcext:value-type="string">
            <text:p>inf or 4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_SW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ass_amplifier:R_POT_SW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4, U5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bass_amplifier:TL074</text:p>
          </table:table-cell>
          <table:table-cell office:value-type="string" calcext:value-type="string">
            <text:p>https://www.digikey.ca/product-detail/en/texas-instruments/TL074CDR/296-1283-1-ND/40493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10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bass_amplifier:TL072</text:p>
          </table:table-cell>
          <table:table-cell office:value-type="string" calcext:value-type="string">
            <text:p>https://www.digikey.ca/product-detail/en/stmicroelectronics/TL072CDT/497-2200-1-ND/59910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eensy_4.0</text:p>
          </table:table-cell>
          <table:table-cell office:value-type="string" calcext:value-type="string">
            <text:p>bass_amplifier:Teensy_4.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P6541</text:p>
          </table:table-cell>
          <table:table-cell office:value-type="string" calcext:value-type="string">
            <text:p>bass_amplifier:MCP6541</text:p>
          </table:table-cell>
          <table:table-cell office:value-type="string" calcext:value-type="string">
            <text:p>https://www.digikey.ca/product-detail/en/microchip-technology/MCP6541T-I-SN/MCP6541T-I-SNCT-ND/853805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AUC1G74</text:p>
          </table:table-cell>
          <table:table-cell office:value-type="string" calcext:value-type="string">
            <text:p>bass_amplifier:SN74AUC1G74</text:p>
          </table:table-cell>
          <table:table-cell office:value-type="string" calcext:value-type="string">
            <text:p>https://www.digikey.ca/product-detail/en/texas-instruments/SN74AUC1G74DCTR/296-18559-1-ND/80996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S4270</text:p>
          </table:table-cell>
          <table:table-cell office:value-type="string" calcext:value-type="string">
            <text:p>bass_amplifier:CS4270</text:p>
          </table:table-cell>
          <table:table-cell office:value-type="string" calcext:value-type="string">
            <text:p>https://www.digikey.ca/product-detail/en/cirrus-logic-inc/CS4270-CZZ/598-1040-5-ND/9231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00-00-00</text:date>, <text:time style:data-style-name="N2" text:time-value="15:13:31.766705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40:18.985441593</meta:creation-date>
    <meta:generator>LibreOffice/6.0.7.3$Linux_X86_64 LibreOffice_project/00m0$Build-3</meta:generator>
    <dc:date>2020-03-22T15:16:02.985620529</dc:date>
    <meta:editing-duration>PT8H35M8S</meta:editing-duration>
    <meta:editing-cycles>70</meta:editing-cycles>
    <meta:document-statistic meta:table-count="4" meta:cell-count="712" meta:object-count="0"/>
  </office:meta>
</office:document-meta>
</file>